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0000"/>
    </style:style>
    <style:style style:name="gr5"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0.01cm" svg:y="-5cm"/>
          <draw:glue-point draw:id="5" svg:x="-0.001cm" svg:y="5cm"/>
          <draw:glue-point draw:id="6" svg:x="-5cm" svg:y="-3.816cm"/>
          <draw:glue-point draw:id="7" svg:x="-5cm" svg:y="3.796cm"/>
          <draw:glue-point draw:id="8" svg:x="-5cm" svg:y="-0.01cm"/>
          <draw:glue-point draw:id="9" svg:x="5cm" svg:y="-3.796cm"/>
          <draw:glue-point draw:id="10" svg:x="5cm" svg:y="3.796cm"/>
          <draw:glue-point draw:id="11" svg:x="5cm" svg:y="0cm"/>
          <draw:glue-point draw:id="12" svg:x="-0.001cm" svg:y="-0.004cm"/>
          <draw:polygon draw:style-name="gr1" draw:layer="layout" svg:width="1.863cm" svg:height="0.644cm" svg:x="0cm" svg:y="1.356cm" svg:viewBox="0 0 1864 645" draw:points="1864,322 1862,306 1859,289 1853,273 1844,257 1834,241 1821,226 1806,210 1788,195 1768,180 1747,166 1722,151 1696,138 1669,124 1639,112 1607,100 1574,88 1539,77 1502,67 1464,57 1425,48 1384,40 1342,33 1299,25 1255,19 1210,14 1165,10 1119,6 1073,3 1026,1 978,0 931,0 884,0 837,1 790,3 744,6 698,10 653,14 608,19 564,25 521,33 479,40 438,48 399,57 361,67 324,77 289,88 256,100 224,112 194,124 166,138 140,151 116,166 94,180 75,195 57,210 42,226 29,241 18,257 10,273 4,289 1,306 0,322 1,339 4,355 10,371 18,387 29,403 42,419 57,434 75,450 94,464 116,479 140,493 166,507 194,520 224,532 256,544 289,556 324,567 361,577 399,586 438,596 479,604 521,612 564,619 608,625 653,629 698,635 744,638 790,641 837,643 884,644 931,645 978,644 1026,643 1073,641 1119,638 1165,635 1210,629 1255,625 1299,619 1342,612 1384,604 1425,596 1464,586 1502,577 1539,567 1574,556 1607,544 1639,532 1669,520 1696,507 1722,493 1747,479 1768,464 1788,450 1806,434 1821,419 1834,403 1844,387 1853,371 1859,355 1862,339">
            <text:p/>
          </draw:polygon>
          <draw:path draw:style-name="gr2" draw:layer="layout" svg:width="1.852cm" svg:height="0.633cm" svg:x="0.001cm" svg:y="1.356cm" svg:viewBox="0 0 1853 634" svg:d="m1853 317-2-16-3-16-6-16-9-16-11-16-12-16-15-14-18-15-20-15-21-14-24-14-26-13-27-14-30-12-32-12-33-11-35-11-37-10-37-9-39-10-41-8-41-7-43-7-43-6-45-5-45-4-46-4-46-3-46-2-48-1h-47-47l-47 1-46 2-46 3-46 4-45 4-45 5-44 6-42 7-41 7-41 8-39 10-37 9-37 10-35 11-33 11-32 12-30 12-27 14-26 13-24 14-22 14-20 15-17 15-15 14-13 16-11 16-8 16-6 16-3 16v3zm0 25v4l3 16 6 15 8 17 11 15 13 16 15 15 17 14 20 15 22 15 24 13 26 14 27 13 30 13 32 11 33 12 35 10 37 10 37 10 39 9 41 8 41 7 42 7 44 6 45 5 45 5 46 3 46 2 46 3 47 2h47 47l48-2 46-3 46-2 46-3 45-5 45-5 43-6 43-7 41-7 41-8 39-9 37-10 37-10 35-10 33-12 32-11 30-13 27-13 26-14 24-13 21-15 20-15 18-14 15-15 12-16 11-15 9-17 6-15 3-16 2-16zm0 0z">
            <text:p/>
          </draw:path>
          <draw:polygon draw:style-name="gr1" draw:layer="layout" svg:width="1.853cm" svg:height="1.356cm" svg:x="0cm" svg:y="0.328cm" svg:viewBox="0 0 1854 1357" draw:points="0,0 0,1357 1854,1357 1854,0">
            <text:p/>
          </draw:polygon>
          <draw:polygon draw:style-name="gr3" draw:layer="layout" svg:width="1.863cm" svg:height="0.644cm" svg:x="0cm" svg:y="0cm" svg:viewBox="0 0 1864 645" draw:points="1864,322 1862,306 1859,289 1853,273 1844,257 1834,241 1821,225 1806,210 1788,195 1768,180 1747,166 1722,151 1696,138 1669,124 1639,112 1607,99 1574,88 1539,77 1502,67 1464,57 1425,48 1384,40 1342,33 1299,25 1255,20 1210,14 1165,10 1119,6 1073,4 1026,1 978,0 931,0 884,0 837,1 790,4 744,6 698,10 653,14 608,20 564,25 521,33 479,40 438,48 399,57 361,67 324,77 289,88 256,99 224,112 194,124 166,138 140,151 116,166 94,180 75,195 57,210 42,225 29,241 18,257 10,273 4,289 1,306 0,322 1,338 4,355 10,370 18,387 29,403 42,419 57,434 75,449 94,464 116,478 140,492 166,506 194,520 224,532 256,544 289,556 324,567 361,577 399,586 438,596 479,604 521,611 564,618 608,624 653,630 698,634 744,637 790,641 837,643 884,644 931,645 978,644 1026,643 1073,641 1119,637 1165,634 1210,630 1255,624 1299,618 1342,611 1384,604 1425,596 1464,586 1502,577 1539,567 1574,556 1607,544 1639,532 1669,520 1696,506 1722,492 1747,478 1768,464 1788,449 1806,434 1821,419 1834,403 1844,387 1853,370 1859,355 1862,338">
            <text:p/>
          </draw:polygon>
          <draw:path draw:style-name="gr2" draw:layer="layout" svg:width="1.852cm" svg:height="0.633cm" svg:x="0.001cm" svg:y="0cm" svg:viewBox="0 0 1853 634" svg:d="m1853 317-2-17-3-15-6-16-9-16-11-16-12-16-15-15-18-15-20-14-21-14-24-14-26-13-27-14-30-12-32-13-33-10-35-11-37-10-37-9-39-10-41-8-41-7-43-7-43-6-45-5-45-4-46-4-46-2-46-3-48-1h-47zm0 0h-47l-47 1-46 3-46 2-46 4-45 4-45 5-44 6-42 7-41 7-41 8-39 10-37 9-37 10-35 11-33 10-32 13-30 12-27 14-26 13-24 14-22 14-20 14-17 15-15 15-13 16-11 16-8 16-6 16-3 15v4zm0 25v4l3 16 6 15 8 17 11 15 13 16 15 15 17 14 20 15 22 15 24 13 26 14 27 13 30 13 32 11 33 12 35 10 37 10 37 10 39 9 41 8 41 7 42 7 44 6 45 6 45 4 46 3 46 3 46 2 47 1 47 1 47-1 48-1 46-2 46-3 46-3 45-4 45-6 43-6 43-7 41-7 41-8 39-9 37-10 37-10 35-10 33-12 32-11 30-13 27-13 26-14 24-13 21-15 20-15 18-14 15-15 12-16 11-15 9-17 6-15 3-16 2-16zm0 0z">
            <text:p/>
          </draw:path>
          <draw:polygon draw:style-name="gr4" draw:layer="layout" svg:width="0.61cm" svg:height="0.203cm" svg:x="0.949cm" svg:y="0.091cm" svg:viewBox="0 0 611 204" draw:points="0,158 135,204 463,67 611,113 531,0 147,0 305,33">
            <text:p/>
          </draw:polygon>
          <draw:polygon draw:style-name="gr4" draw:layer="layout" svg:width="0.609cm" svg:height="0.215cm" svg:x="0.283cm" svg:y="0.328cm" svg:viewBox="0 0 610 216" draw:points="610,45 474,0 157,136 0,90 79,216 474,216 305,170">
            <text:p/>
          </draw:polygon>
          <draw:polygon draw:style-name="gr4" draw:layer="layout" svg:width="0.61cm" svg:height="0.204cm" svg:x="0.317cm" svg:y="0.079cm" svg:viewBox="0 0 611 205" draw:points="0,45 135,0 463,125 611,91 531,205 146,205 304,171">
            <text:p/>
          </draw:polygon>
          <draw:polygon draw:style-name="gr4" draw:layer="layout" svg:width="0.61cm" svg:height="0.203cm" svg:x="0.926cm" svg:y="0.35cm" svg:viewBox="0 0 611 204" draw:points="611,158 475,204 158,67 0,113 78,0 475,0 305,34">
            <text:p/>
          </draw:polygon>
          <draw:polygon draw:style-name="gr5" draw:layer="layout" svg:width="0.61cm" svg:height="0.203cm" svg:x="0.96cm" svg:y="0.102cm" svg:viewBox="0 0 611 204" draw:points="0,158 136,204 463,68 611,113 531,0 147,0 305,33">
            <text:p/>
          </draw:polygon>
          <draw:polygon draw:style-name="gr5" draw:layer="layout" svg:width="0.61cm" svg:height="0.215cm" svg:x="0.294cm" svg:y="0.339cm" svg:viewBox="0 0 611 216" draw:points="611,45 474,0 158,136 0,90 79,216 474,216 305,170">
            <text:p/>
          </draw:polygon>
          <draw:polygon draw:style-name="gr5" draw:layer="layout" svg:width="0.61cm" svg:height="0.203cm" svg:x="0.328cm" svg:y="0.091cm" svg:viewBox="0 0 611 204" draw:points="0,44 135,0 463,124 611,90 532,204 146,204 305,169">
            <text:p/>
          </draw:polygon>
          <draw:polygon draw:style-name="gr5" draw:layer="layout" svg:width="0.61cm" svg:height="0.203cm" svg:x="0.937cm" svg:y="0.362cm" svg:viewBox="0 0 611 204" draw:points="611,158 475,204 159,67 0,113 79,0 475,0 306,34">
            <text:p/>
          </draw:polygon>
          <draw:line draw:style-name="gr2" draw:layer="layout" svg:x1="0cm" svg:y1="0.317cm" svg:x2="0cm" svg:y2="1.674cm">
            <text:p/>
          </draw:line>
          <draw:line draw:style-name="gr2" draw:layer="layout" svg:x1="1.853cm" svg:y1="0.317cm" svg:x2="1.853cm" svg:y2="1.674cm">
            <text:p/>
          </draw:line>
          <draw:polygon draw:style-name="gr4" draw:layer="layout" svg:width="1.412cm" svg:height="1.153cm" svg:x="0.215cm" svg:y="0.678cm" svg:viewBox="0 0 1413 1154" draw:points="203,0 203,147 530,147 700,452 882,147 1209,147 1209,0 1413,180 1209,361 1209,237 972,237 779,577 972,927 1209,927 1209,803 1413,973 1209,1154 1209,1018 882,1018 700,701 530,1029 203,1029 203,1154 0,973 203,803 203,927 429,927 633,577 429,237 203,237 203,350 0,180">
            <text:p/>
          </draw:polygon>
          <draw:polygon draw:style-name="gr5" draw:layer="layout" svg:width="1.412cm" svg:height="1.153cm" svg:x="0.226cm" svg:y="0.69cm" svg:viewBox="0 0 1413 1154" draw:points="203,0 203,147 531,147 701,452 882,147 1209,147 1209,0 1413,180 1209,362 1209,237 972,237 779,577 972,927 1209,927 1209,802 1413,972 1209,1154 1209,1018 882,1018 701,701 531,1029 203,1029 203,1154 0,972 203,802 203,927 429,927 633,577 429,237 203,237 203,350 0,18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ATM Tag Sw Gigabit Router</dc:title>
    <meta:creation-date>2011-02-07T16:44:56</meta:creation-date>
    <meta:editing-duration>P0D</meta:editing-duration>
    <meta:editing-cycles>1</meta:editing-cycles>
    <meta:document-statistic meta:object-count="18"/>
    <meta:generator>OpenOffice.org/3.3$Linux OpenOffice.org_project/330m20$Build-9567</meta:generator>
  </office:meta>
</office:document-meta>
</file>